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#e6e6e6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peech_by">
        <text:h text:style-name="speech-text" text:outline-level="8">{{<text:bookmark text:name="begin-speech_by"/><text:span text:style-name="T1">[[SPEECH_BY]]</text:span><text:bookmark text:name="end-speech_by"/>}} :</text:h>
      </text:section>
      <text:h text:style-name="speech-text" text:outline-level="8">&lt;&lt;enter the speech text here&gt;&gt;</text:h>
      <text:h text:style-name="speech-text" text:outline-level="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2:03:11</meta:creation-date>
    <dc:creator>Ashok Hariharan</dc:creator>
    <dc:date>2007-10-08T11:32:44</dc:date>
    <meta:editing-cycles>3</meta:editing-cycles>
    <meta:editing-duration>PT2M8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3" meta:word-count="9" meta:character-count="62"/>
  </office:meta>
</office:document-meta>
</file>